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text-position="super 58%" style:text-underline-style="none"/>
    </style:style>
    <style:style style:name="T9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5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Sarah Lobo; Leah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a funeral address/</text:p>
      <text:p text:style-name="P6"/>
      <text:p text:style-name="P5">Not as an official privilege, but as a favor to one that loved/ this sainted being, I ask that I may be allowed to speak./ <text:s/>It is not my purpose to <text:span text:style-name="T2">utter</text:span><text:span text:style-name="T5"> pronounce a studied eulogy. <text:s/>My words/ </text:span><text:span text:style-name="T2">flow from</text:span><text:span text:style-name="T5"> are the reflection of a a[sic!] heart filled with grief. <text:s/>For, to know my/ departed friend, was to conceive for her filial affection./ <text:s/>Not one of her virtues was assumed. <text:s/>Real, sterling, noble/ and soul-inspiring were </text:span><text:span text:style-name="T6">all</text:span><text:span text:style-name="T7"> the traits of her character./ <text:s/>She captivated the young by her suavity of manners; she/ won the respect of the </text:span><text:span text:style-name="T3">old</text:span><text:span text:style-name="T7"> aged by her deferential demeanour./ <text:s/>To the high-born and to the lowly she exhibited the same calm/ </text:span><text:span text:style-name="T3">and</text:span><text:span text:style-name="T7"> placid siren temperament. <text:s/>Unsurpassed in gentleness,/ she still was </text:span><text:span text:style-name="T3">unflinching</text:span><text:span text:style-name="T7"> unyielding in the principles of her faith./ <text:s/>Never could she be lured away from the path, which the/ religion of Israel points out. <text:s/>Scrupulous in the perfor-/-mance of her duties, she nevertheless evinced eagerness/ </text:span><text:span text:style-name="T3">in</text:span><text:span text:style-name="T7"> to learning how best </text:span><text:span text:style-name="T3">to</text:span><text:span text:style-name="T7"> she could server her God, and her fellow-mortals./ <text:s/>And my humble self she would frequently request to lend her/ such writings as might enlighten her understanding./ <text:s/>She loathed sin, yet her lips spoke but kindness for the/ sinner. <text:s/>Feeling that to err is </text:span><text:span text:style-name="T3">but</text:span><text:span text:style-name="T7"> human, she would readily offer</text:span><text:span text:style-name="T3">ed</text:span><text:span text:style-name="T7"> some/ palliations for her nighborer's[sic!] offences./</text:span></text:p>
      <text:p text:style-name="P5"><text:span text:style-name="T7"/></text:p>
      <text:p text:style-name="P5"><text:span text:style-name="T7">[Page 2]</text:span></text:p>
      <text:p text:style-name="P5"><text:span text:style-name="T7">The scanty means acquired by dint of indefatigable industry,/ she found to be superabundant, when the needy cried for help./ <text:s/>Like the virtuous woman depicted in the last chapter of Proverbs,/ the hand wherewith she plied the needle, she also stretched/ forth to </text:span><text:span text:style-name="T3">aid</text:span><text:span text:style-name="T7"> raise the </text:span><text:span text:style-name="T3">necessitous</text:span><text:span text:style-name="T7"> fallen. <text:s/>And </text:span><text:span text:style-name="T3">both</text:span><text:span text:style-name="T7"> </text:span><text:soft-page-break/><text:span text:style-name="T7">not rarely could the unworthy/ as the deserving </text:span><text:span text:style-name="T3">could</text:span><text:span text:style-name="T7"> open with </text:span><text:span text:style-name="T3">them</text:span><text:span text:style-name="T7"> plaintive sound</text:span><text:span text:style-name="T3">s of the verses</text:span><text:span text:style-name="T7">/ the heart whence </text:span><text:span text:style-name="T3">streamed</text:span><text:span text:style-name="T7"> gushed forth a stream of charity and compassion./ <text:s/>But to judge adequately of the virtues which adorned my/ deceased friend, she must have been seen when around her/ family hearth. <text:s/>There did </text:span><text:span text:style-name="T3">the full radiance of</text:span><text:span text:style-name="T7"> her/ noble character shine in its full radiance. <text:s/>There in whose veins courses/ her own blood have experienced how angelically pure were her/ sentiments. <text:s/>Novelists may have delineated/ in brilliant colours the strength of natural affections. <text:s/>Poets may have </text:span><text:span text:style-name="T3">dressed</text:span><text:span text:style-name="T7"> invested with all the charms of their/ vivid imaginations the intensity of human love, but he/ who has studied the character of Sarah Lobo, had seen/ how boundless is the capacity of </text:span><text:span text:style-name="T3">a</text:span><text:span text:style-name="T7"> woman's tender heart./ <text:s/>Aye, tell me not that age blunts our feelings. <text:s/>The/ silvery chords that bind two youthful </text:span><text:span text:style-name="T3">hearts</text:span><text:span text:style-name="T7"> beings together, cannot/ be drawn so tightly as those which </text:span><text:span text:style-name="T3">linked</text:span><text:span text:style-name="T7"> united my </text:span><text:span text:style-name="T3">deceased</text:span><text:span text:style-name="T7"> lamented friend/ </text:span><text:span text:style-name="T3">to</text:span><text:span text:style-name="T7"> with her brother. <text:s/>This coffin declares how mighty was her love./</text:span></text:p>
      <text:p text:style-name="P5"><text:span text:style-name="T7"/></text:p>
      <text:p text:style-name="P5"><text:span text:style-name="T7">[Page 3]</text:span></text:p>
      <text:p text:style-name="P5"><text:span text:style-name="T7">And to her son?...Will I be able, to draw a single faint line of/ that immeasurable affection she bore him. <text:s/></text:span><text:span text:style-name="T3">Of</text:span><text:span text:style-name="T7"> Picture those tokens/ of maternal endearments, </text:span><text:span text:style-name="T3">of</text:span><text:span text:style-name="T7"> those warm kisses and </text:span><text:span text:style-name="T3">maternal</text:span><text:span text:style-name="T7"> fond caresses,/ </text:span><text:span text:style-name="T3">of</text:span><text:span text:style-name="T7"> that anxiety at his absence, </text:span><text:span text:style-name="T3">of</text:span><text:span text:style-name="T7"> that trilling joy at his return!!/ <text:s/>No, were I even endowed with all the powers equal to/ the task, I could not exercise them. <text:s/>Stricken with/ grief, I can only offer a tear of sympathy./</text:span></text:p>
      <text:p text:style-name="P5"><text:span text:style-name="T7">And you dear surviving relatives your daughter of her choice, you self sacrificing Leah you all sweet friend, who/ knew the sterling qualities of the departed, and feel how </text:span><text:span text:style-name="T3">of</text:span><text:span text:style-name="T7"> inexpressibly sad it/ is never again to look upon the face of a being so good, so/ estimable so exemplary in all the relations of life, pray for the con-/-solation of the bereaved son, and the doubly afflicted/ brother. <text:s/>Pray that the one may be comforted by the thought/ that God is "a righteous Judge," </text:span><text:span text:style-name="T3">and</text:span><text:span text:style-name="T7"> but also a solace unto those,/ who cast their burden upon His throbbing breast. <text:s/>Pray/ that the suffering of the other may be assuaged, and he/ may yet be spared to his devoted wife, and to many who/ </text:span><text:span text:style-name="T3">besides</text:span><text:span text:style-name="T7"> like her respect </text:span><text:span text:style-name="T3">esteem of</text:span><text:span text:style-name="T7"> his virtues and</text:span><text:span text:style-name="T8">2</text:span><text:span text:style-name="T9"> appreciate</text:span><text:span text:style-name="T8">1</text:span><text:span text:style-name="T9"> his great worth./</text:span></text:p>
      <text:p text:style-name="P5"><text:span text:style-name="T9">And thou gentle spirit of Sarah Lobo, that hast </text:span><text:span text:style-name="T4">taken thy flight</text:span><text:span text:style-name="T9"> soared aloft to/ the abode of eternity! <text:s/>Look down yet once upon those who mourn for their ir-/-reparable loss. <text:s/>For their sake prostrate thyself at the foot of the throne of the/ Merciful God </text:span><text:span text:style-name="T4">Our</text:span><text:span text:style-name="T9"> he whose contemplation thou art imparadised./</text:span></text:p>
      <text:p text:style-name="P5"><text:span text:style-name="T9"/></text:p>
      <text:p text:style-name="P5"><text:span text:style-name="T9">[Page 4]</text:span></text:p>
      <text:p text:style-name="P5"><text:span text:style-name="T9">Beseech the Almighty Creator that </text:span><text:span text:style-name="T4">we also</text:span><text:span text:style-name="T9"> they may/ experience a foretaste of the joys in which thou delightest,/ so that fortitude and resignation may uphold them, and/ they may bless the hand "that woundeth but bindeth up,/ stricketh but also healeth. <text:s/></text:span><text:span text:style-name="T4">Amen</text:span><text:span text:style-name="T9"> 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7T12:23:08.82</meta:creation-date>
    <dc:date>2012-10-17T13:04:44.43</dc:date>
    <dc:creator>Penn Libraries</dc:creator>
    <meta:editing-duration>PT00H06M1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937" meta:character-count="5814"/>
  </office:meta>
</office:document-meta>
</file>